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Garamond" svg:font-family="Garamond"/>
    <style:font-face style:name="OpenSymbol" svg:font-family="OpenSymbol"/>
    <style:font-face style:name="Tahoma1" svg:font-family="Tahoma"/>
    <style:font-face style:name="Verdana1" svg:font-family="Verdana"/>
    <style:font-face style:name="Verdana" svg:font-family="Verdana, sans-serif"/>
    <style:font-face style:name="Times-Roman" svg:font-family="Times-Roman" style:font-family-generic="roma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left="0.0409in" fo:margin-right="0in" fo:text-align="justify" style:justify-single-word="false" fo:text-indent="0in" style:auto-text-indent="false">
        <style:tab-stops>
          <style:tab-stop style:position="0.0602in"/>
        </style:tab-stops>
      </style:paragraph-properties>
      <style:text-properties fo:color="#999999" style:font-name="Courier New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4" style:family="paragraph" style:parent-style-name="Standard" style:list-style-name="L1">
      <style:paragraph-properties fo:margin-left="0.0409in" fo:margin-right="0in" fo:text-align="justify" style:justify-single-word="false" fo:text-indent="0in" style:auto-text-indent="false">
        <style:tab-stops>
          <style:tab-stop style:position="0.0602in"/>
        </style:tab-stops>
      </style:paragraph-properties>
      <style:text-properties fo:color="#999999" style:font-name="Courier New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5" style:family="paragraph" style:parent-style-name="Standard" style:list-style-name="L2">
      <style:paragraph-properties fo:margin-left="0.0409in" fo:margin-right="0in" fo:text-align="justify" style:justify-single-word="false" fo:text-indent="0in" style:auto-text-indent="false">
        <style:tab-stops>
          <style:tab-stop style:position="0.0602in"/>
        </style:tab-stops>
      </style:paragraph-properties>
      <style:text-properties fo:color="#999999" style:font-name="Courier New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.0602in"/>
        </style:tab-stops>
      </style:paragraph-properties>
      <style:text-properties fo:color="#999999" style:font-name="Courier New" fo:font-size="6pt" fo:font-weight="normal" style:font-name-asian="Times-Roman" style:font-size-asian="6pt" style:font-weight-asian="normal" style:font-name-complex="Times-Roman" style:font-size-complex="6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variable-decls>
        <text:variable-decl office:value-type="string" text:name="ApoioNum"/>
        <text:variable-decl office:value-type="string" text:name="Cadeira"/>
        <text:variable-decl office:value-type="float" text:name="Semestre"/>
        <text:variable-decl office:value-type="float" text:name="Anolectiv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7057308" text:style-name="L1">
        <text:list-item>
          <text:p text:style-name="P4">O nível 2 implementa as funções de controlo de acesso ao meio físico, numa topologia multi-ponto</text:p>
        </text:list-item>
        <text:list-item>
          <text:p text:style-name="P4">O nível 3 permite o encaminhamento das tramas entre sub-redes</text:p>
        </text:list-item>
        <text:list-item>
          <text:p text:style-name="P4">O pedido explícito de retransmissão aumenta o débito de transmissão</text:p>
        </text:list-item>
        <text:list-item>
          <text:p text:style-name="P4">Um protocolo com 4 bits para a identificação de tramas tem no máximo janela 15</text:p>
        </text:list-item>
        <text:list-item>
          <text:p text:style-name="P4">A trama HDLC não possue nenhum campo que indique o seu comprimento</text:p>
        </text:list-item>
        <text:list-item>
          <text:p text:style-name="P4">Em modo síncrono, a transparência de dados obtém-se com a inserção de bits adicionais com o valor zero</text:p>
        </text:list-item>
        <text:list-item>
          <text:p text:style-name="P4">Na recepção de uma trama RNR a estação bloqueia a transmissão de dados</text:p>
        </text:list-item>
      </text:list>
      <text:p text:style-name="P3"/>
      <text:p text:style-name="P3">ETHERNET-MAC</text:p>
      <text:list xml:id="list499843706" text:style-name="L2">
        <text:list-item>
          <text:p text:style-name="P5">A trama ethernet tem o comprimento máximo e mínimo de (bytes): 1518 / 64</text:p>
        </text:list-item>
        <text:list-item>
          <text:p text:style-name="P5">O atraso máximo introduzido pelo Exponencial Backoff é de (slot time): 1024</text:p>
        </text:list-item>
        <text:list-item>
          <text:p text:style-name="P5">O campo Length está entre 0 e 1500 na trama IEEE 802.3</text:p>
        </text:list-item>
        <text:list-item>
          <text:p text:style-name="P5">O CRC é a 32 bit</text:p>
        </text:list-item>
        <text:list-item>
          <text:p text:style-name="P5">Numa rede 10BASET com HUBs a distância máxima do cabo é de: 100m</text:p>
        </text:list-item>
        <text:list-item>
          <text:p text:style-name="P5">O código de linha usado em 10BASET é Manchester diferencial</text:p>
        </text:list-item>
        <text:list-item>
          <text:p text:style-name="P5">O comprimento máximo da rede Fast Ethernet com Hubs é de: 205m</text:p>
        </text:list-item>
        <text:list-item>
          <text:p text:style-name="P5">Fast Ethernet mantém o mesmo protocolo de nível MAC que a Ethernet </text:p>
        </text:list-item>
        <text:list-item>
          <text:p text:style-name="P5">É usada codificação 4B5B em todos os meios físicos definidos na norma</text:p>
        </text:list-item>
        <text:list-item>
          <text:p text:style-name="P5">A Slot-Time em Gigabit é 4096 bits </text:p>
        </text:list-item>
        <text:list-item>
          <text:p text:style-name="P5">A interface 1000BaseLX usa um par de fibras mono-modo ou multi-modo</text:p>
        </text:list-item>
        <text:list-item>
          <text:p text:style-name="P5">O comprimento máximo do Burst é de 65536 bits</text:p>
        </text:list-item>
        <text:list-item>
          <text:p text:style-name="P5">A distância máxima entre duas máquinas ligadas numa rede 100BaseTX através de 2 repetidores da classe II é de 205m</text:p>
        </text:list-item>
        <text:list-item>
          <text:p text:style-name="P5">Numa rede GigabitEthernet o slot time é de 512 bytes</text:p>
        </text:list-item>
        <text:list-item>
          <text:p text:style-name="P5">Os mecanismos de Carrier Extension e Bursting permitem melhorar a eficiência das redes GigabitEthernet</text:p>
        </text:list-item>
        <text:list-item>
          <text:p text:style-name="P5">A norma 100BaseFX permite débitos de 100Mbps sobre linhas de fibra óptica</text:p>
        </text:list-item>
        <text:list-item>
          <text:p text:style-name="P5">Um hub permite aumentar a distancia máxima de uma rede</text:p>
        </text:list-item>
        <text:list-item>
          <text:p text:style-name="P5">Tanto a bridge como o switch operam na mesma camada do modelo OSI </text:p>
        </text:list-item>
        <text:list-item>
          <text:p text:style-name="P5">O controlo de fluxo na Ethernet implica o uso de dois níveis nos buffers <text:s/>utilizados para aumento da eficiência</text:p>
        </text:list-item>
        <text:list-item>
          <text:p text:style-name="P5">O UDLD, permite a detecção de links unidireccionais apenas em links <text:s/>ponto a ponto</text:p>
        </text:list-item>
        <text:list-item>
          <text:p text:style-name="P5">Quais destes protocolos não operam na camada de transporte: IP, ARP, DHCP, DNS</text:p>
        </text:list-item>
        <text:list-item>
          <text:p text:style-name="P5">O DNS pode ser usado para se realizar distribuição de carga entre servidores ao nível IP</text:p>
        </text:list-item>
        <text:list-item>
          <text:p text:style-name="P5">Um registo do tipo NS mapeia um domínio a uma lista de servidores DNS autoritários para aquele domínio</text:p>
        </text:list-item>
        <text:list-item>
          <text:p text:style-name="P5">É possível que ao resolver (tipo A) os nomes ftp.example.com e www.example.com se obtenha o mesmo endereço IP</text:p>
        </text:list-item>
        <text:list-item>
          <text:p text:style-name="P5">Na atribuição de endereço IP, o transaction-ID em cada mensagem serve para associar os pedidos às respostas</text:p>
        </text:list-item>
        <text:list-item>
          <text:p text:style-name="P5">É especificado no servidor DHCP o tempo de aluguer a oferecer a cada cliente</text:p>
        </text:list-item>
        <text:list-item>
          <text:p text:style-name="P5">Se um router da Internet global receber um datagrama IP com o endereço de destino 192.168.13.15, gera de volta uma mensagem ICMP de Network Unrechable.</text:p>
        </text:list-item>
        <text:list-item>
          <text:p text:style-name="P5">Se o bit D está activo e é necessário fragmentar o datagrama, este é descartado</text:p>
        </text:list-item>
        <text:list-item>
          <text:p text:style-name="P5">O ARP Request é transportado em tramas MAC de Broadcast e o ARP Reply em tramas MAC de Unicast.</text:p>
        </text:list-item>
        <text:list-item>
          <text:p text:style-name="P5">A aplicação Ping utiliza as mensagens ICMP com o campo type assumindo os valores 0 ou 8. </text:p>
        </text:list-item>
        <text:list-item>
          <text:p text:style-name="P5">As mensagens ICMP são utilizadas para se obter o valor do MTU máximo do caminho entre duas máquinas.</text:p>
        </text:list-item>
        <text:list-item>
          <text:p text:style-name="P5">O segmento TCP/SYN não transporta dados mas consome um número de sequência</text:p>
        </text:list-item>
        <text:list-item>
          <text:p text:style-name="P5">Nos segmentos TCP o campo checksum engloba também os endereços IP do cabeçalho IP. </text:p>
        </text:list-item>
        <text:list-item>
          <text:p text:style-name="P5">A mensagem DHCP Discover é enviada em Broadcast <text:s/>ou em Unicast. <text:s/></text:p>
        </text:list-item>
        <text:list-item>
          <text:p text:style-name="P5">Quando o Renew Timeout expira, o PC faz um DHCP <text:s/>Request ao servidor</text:p>
        </text:list-item>
        <text:list-item>
          <text:p text:style-name="P5">O servidor DHCP tem forma se saber que parâmetros pretende o cliente</text:p>
        </text:list-item>
        <text:list-item>
          <text:p text:style-name="P5">As respostas aos queries são encapsuladas em datagramas UDP ou em segmentos TCP</text:p>
        </text:list-item>
        <text:list-item>
          <text:p text:style-name="P5">Com um pedido do tipo SOA de um domínio DNS é possível determinar qual o servidor primário do domínio</text:p>
        </text:list-item>
        <text:list-item>
          <text:p text:style-name="P5">Os servidores secundários de uma zona usam pedidos do tipo SOA para determinar se necessitam nova réplica da zona a partir do primário</text:p>
        </text:list-item>
        <text:list-item>
          <text:p text:style-name="P5">Quando o proxy ARP está a ser utilizado, um computador na sua ARP cache pode ter múltiplos endereços IP mapeados no mesmo endereço MAC. </text:p>
        </text:list-item>
        <text:list-item>
          <text:p text:style-name="P5">O protocolo ARP é transportado directamente sobre tramas Ethernet#</text:p>
        </text:list-item>
        <text:list-item>
          <text:p text:style-name="P5">Na variante da aplicação traceroute baseada em UDP é detectado o fim de percurso quando se recebem mensagens “ICMP Port Unrechable” </text:p>
        </text:list-item>
        <text:list-item>
          <text:p text:style-name="P5">O nome de cada um dos routers é obtido por querys <text:s/>DNS do tipo PTR</text:p>
        </text:list-item>
        <text:list-item>
          <text:p text:style-name="P5">As mensagens “ICMP TTL Expired in Transit” são essenciais para o funcionamento desta aplicação </text:p>
        </text:list-item>
        <text:list-item>
          <text:p text:style-name="P5">O cliente inicia a fase de obtenção de configuração, com a mensagem “DHCP DISCOVER”. </text:p>
        </text:list-item>
        <text:list-item>
          <text:p text:style-name="P5">Não altera o modo de envio, pelo servidor, da mensagem “DHCP ACK”, em resposta a uma mensagem “DHCP REQUEST”</text:p>
        </text:list-item>
        <text:list-item>
          <text:p text:style-name="P5">Uma zona tem um servidor principal e vários secundários</text:p>
        </text:list-item>
        <text:list-item>
          <text:p text:style-name="P5">Os pedidos e respostas DNS são transportados em datagramas UDP ou TCP. </text:p>
        </text:list-item>
        <text:list-item>
          <text:p text:style-name="P5">Todos os endereços das redes 192.168.255.0/24 e 10.20.0.0/16 pertencem a gamas privadas</text:p>
        </text:list-item>
        <text:list-item>
          <text:p text:style-name="P5">Um máquina configurada com o endereço IP 172.16.134.56 e máscara 255.255.255.224 pertence à rede 172.16.134.32 </text:p>
        </text:list-item>
        <text:list-item>
          <text:p text:style-name="P5">Um máquina configurada com o endereço IP 172.16.134.56 e máscara 255.255.255.224 têm como endereço de difusão 172.16.134.63 </text:p>
        </text:list-item>
        <text:list-item>
          <text:p text:style-name="P5">Em que situação um pacote que circula numa rede não tem como IP de destino o endereço correspondente ao MAC da placa de rede?</text:p>
        </text:list-item>
        <text:list-item>
          <text:p text:style-name="P5">Sempre que se tratar de uma entrega indirecta</text:p>
        </text:list-item>
        <text:list-item>
          <text:p text:style-name="P5">Sempre que o pacote se destinar a um endereço de multicast</text:p>
        </text:list-item>
        <text:list-item>
          <text:p text:style-name="P5">Através do protocolo ARP uma máquina pode conheçer os endereços IP e MAC das máquinas vizinhas (mesma LAN) </text:p>
        </text:list-item>
        <text:list-item>
          <text:p text:style-name="P5">Quando o proxy ARP está a ser utilizado, um computador na sua ARP cache pode ter múltiplos endereços IP mapeados no mesmo endereço MAC</text:p>
        </text:list-item>
        <text:list-item>
          <text:p text:style-name="P5"><text:s/>campo TTL do IP das mensagens enviadas é incrementado de forma a conheçer os routers do caminho </text:p>
        </text:list-item>
        <text:list-item>
          <text:p text:style-name="P5">Para se obter o nome de cada um dos routers é necessário fazer uma query DNS do tipo PTR</text:p>
        </text:list-item>
        <text:list-item>
          <text:p text:style-name="P5">As mensagens DHCP DISCOVER podem ser enviadas em unicast </text:p>
        </text:list-item>
        <text:list-item>
          <text:p text:style-name="P5">e não conhece o endereço IP dos servidores DHCP, o cliente envia obrigatoriamente uma mensagem DISCOVER para a rede em modo difusão</text:p>
        </text:list-item>
        <text:list-item>
          <text:p text:style-name="P5">Um servidor forwarder/cache DNS para resolver uma query de um client procura primeiro na sua cache local e se não encontrar recorre a outros servidores DNS</text:p>
        </text:list-item>
        <text:list-item>
          <text:p text:style-name="P5">As normas 10BaseT, 100BaseFX e 1000BaseSX permitem o funcionamento em modo full-duplex</text:p>
        </text:list-item>
        <text:list-item>
          <text:p text:style-name="P5">A dimensão mínima da trama é de 64 bytes</text:p>
        </text:list-item>
        <text:list-item>
          <text:p text:style-name="P5">Em tramas MAC, o campo type permite realizar a multiplexagem de canais lógicos</text:p>
        </text:list-item>
        <text:list-item>
          <text:p text:style-name="P5">O protocolo HDLC permite ligações ponto-a-ponto <text:s/>e multiponto</text:p>
        </text:list-item>
        <text:list-item>
          <text:p text:style-name="P5">As ligações estabelecidas com SABME (modo estendido) podem ter janela de transmissão igual a 120 </text:p>
        </text:list-item>
        <text:list-item>
          <text:p text:style-name="P5">O relay-agent comunica com os servidores sempre em unicast</text:p>
        </text:list-item>
        <text:list-item>
          <text:p text:style-name="P5">As classes C referenciadas na tabela incluem um total de 1280 endereços</text:p>
        </text:list-item>
        <text:list-item>
          <text:p text:style-name="P5">A tentativa de estabelecimento de ligação TCP para um porto fechado (closed) não gera de volta mensagens ICMP Port Unrechable </text:p>
        </text:list-item>
        <text:list-item>
          <text:p text:style-name="P5">Em que situação um pacote que circula numa rede não tem como IP de destino o endereço correspondente ao MAC da placa de rede?</text:p>
        </text:list-item>
        <text:list-item>
          <text:p text:style-name="P5">Sempre que se tratar de uma entrega indirecta</text:p>
        </text:list-item>
        <text:list-item>
          <text:p text:style-name="P5">Sempre que o pacote se destinar a um endereço de multicast </text:p>
        </text:list-item>
        <text:list-item>
          <text:p text:style-name="P5">O protocolo ARP é transportado sobre tramas MAC</text:p>
        </text:list-item>
        <text:list-item>
          <text:p text:style-name="P5">O cleinte envia uma mensagem DHCP Request em modo unicast para o servidor</text:p>
        </text:list-item>
        <text:list-item>
          <text:p text:style-name="P5">Um registo do tipo A associa um nome a um endereço IP</text:p>
        </text:list-item>
        <text:list-item>
          <text:p text:style-name="P5">Um registo do tipo MX associa um nome a um servidor de mail</text:p>
        </text:list-item>
        <text:list-item>
          <text:p text:style-name="P5">Um registo do tipo CNAME associa um nome a um nome</text:p>
        </text:list-item>
        <text:list-item>
          <text:p text:style-name="P5">Os serviços, do nível de ligação, permitem ordenar as tramas que sejam recebidas fora de ordem</text:p>
        </text:list-item>
        <text:list-item>
          <text:p text:style-name="P5">A função do preâmbulo na trama Ethernet é a obtenção do sincronismo de relógio</text:p>
        </text:list-item>
        <text:list-item>
          <text:p text:style-name="P5">Uma rede com Hub’s tem topologia lógica em Bus</text:p>
        </text:list-item>
        <text:list-item>
          <text:p text:style-name="P5">A transmissão física, em fibra óptica, em Fast Ethernet tem sinalização contínua</text:p>
        </text:list-item>
        <text:list-item>
          <text:p text:style-name="P5">Num meio de transmissão, a atenuação aumenta com a frequência </text:p>
        </text:list-item>
        <text:list-item>
          <text:p text:style-name="P5">A técnica CSMA/CD, utilizada em ethernet, é por natureza half-duplex </text:p>
        </text:list-item>
        <text:list-item>
          <text:p text:style-name="P5">A camada de ligação possibilita a comunicação fiável entre dois nós vizinhos</text:p>
        </text:list-item>
        <text:list-item>
          <text:p text:style-name="P5">A camada de transporte permite estabelecer e terminar ligações entre dois terminais</text:p>
        </text:list-item>
        <text:list-item>
          <text:p text:style-name="P5">Um pedido ARP é enviado numa trama de difusão MAC </text:p>
        </text:list-item>
        <text:list-item>
          <text:p text:style-name="P5">O registo CNAME permite que um mesmo servidor Web faça hosting de diversos sites, por exemplo www.publico.pt e <text:a xlink:type="simple" xlink:href="http://www.abola.pt/">www.abola.pt</text:a></text:p>
        </text:list-item>
        <text:list-item>
          <text:p text:style-name="P5">O protocolo DNS permite que um nome, por exemplo, www.google.com, seja traduzido para diversos endereços IP</text:p>
        </text:list-item>
        <text:list-item>
          <text:p text:style-name="P5">Na segunda tentativa o cliente envia mensagens DHCP REQUEST para endereço de difusão</text:p>
        </text:list-item>
        <text:list-item>
          <text:p text:style-name="P5">Qual/quais protocolo(s) da camada de transporte usado(s) pelo DHCP:</text:p>
        </text:list-item>
        <text:list-item>
          <text:p text:style-name="P5">UDP</text:p>
        </text:list-item>
        <text:list-item>
          <text:p text:style-name="P5">Perguntar ao servidor DNS local (forwarder) pelo nome isel.ipl.pt, tipo MX</text:p>
        </text:list-item>
        <text:list-item>
          <text:p text:style-name="P5">Tanto pode ser usado pelos clientes como pelos servidores para enviar mensagens email </text:p>
        </text:list-item>
        <text:list-item>
          <text:p text:style-name="P5">O protocolo SMTP usa troca informação textual </text:p>
        </text:list-item>
        <text:list-item>
          <text:p text:style-name="P5">No protocolo SMTP, o servidor MTA de origem estabelece uma ligação TCP com o servidor MTA de destino para enviar a mensagem</text:p>
        </text:list-item>
        <text:list-item>
          <text:p text:style-name="P5">O envelope tem de ter o endereço de destino obrigatoriamente correcto</text:p>
        </text:list-item>
        <text:list-item>
          <text:p text:style-name="P5">O protocolo UDP não possui mecanismos de ordenar os pacotes no destino</text:p>
        </text:list-item>
        <text:list-item>
          <text:p text:style-name="P5">O campo checksum no protocolo TCP é obrigatório</text:p>
        </text:list-item>
        <text:list-item>
          <text:p text:style-name="P5">O par de campos identifier e sequence number permite fazer a correspondência entre pedidos ICMP “Echo Request” e respostas ICMP “Echo Reply” </text:p>
        </text:list-item>
        <text:list-item>
          <text:p text:style-name="P5">Numa mensagem do tipo unreachable, o corpo do ICMP transporta o cabeçalho da mensagem que provocou o erro</text:p>
        </text:list-item>
        <text:list-item>
          <text:p text:style-name="P5">O caminho é dado a conhecer a partir das mensagens ICMP TTL Exceeded</text:p>
        </text:list-item>
        <text:list-item>
          <text:p text:style-name="P5">O campo FCS permite às estações detectarem a existência de erros na trama </text:p>
        </text:list-item>
        <text:list-item>
          <text:p text:style-name="P5">Em full-duplex não existem colisões não sendo necessário o CSMA/CD</text:p>
        </text:list-item>
        <text:list-item>
          <text:p text:style-name="P5">Os bits de enchimento são usados para garantir a que os delimitadores de trama nunca ocorrem no meio dos dados</text:p>
        </text:list-item>
        <text:list-item>
          <text:p text:style-name="P5">O código de linha NRZ bipolar apresenta uma componente DC nula</text:p>
        </text:list-item>
        <text:list-item>
          <text:p text:style-name="P5">Em que situação um pacote que circula numa rede não tem como IP de destino o endereço correspondente ao MAC da placa de rede?</text:p>
        </text:list-item>
        <text:list-item>
          <text:p text:style-name="P5">Sempre que se tratar de uma entrega indirecta </text:p>
        </text:list-item>
        <text:list-item>
          <text:p text:style-name="P5">Sempre que o pacote se destinar a um endereço de multicast </text:p>
        </text:list-item>
        <text:list-item>
          <text:p text:style-name="P5">O protocolo ARP é transportado sobre tramas MAC </text:p>
        </text:list-item>
        <text:list-item>
          <text:p text:style-name="P5">No cabeçalho das mensagens ICMP, a distinção das aplicações na mesma máquina é feito pelo campo IDENTIFIER</text:p>
        </text:list-item>
        <text:list-item>
          <text:p text:style-name="P5">Se não conhece o endereço IP dos servidores DHCP o cliente envia uma mensagem DISCOVER para a rede em modo difusão</text:p>
        </text:list-item>
        <text:list-item>
          <text:p text:style-name="P5">Um registo do tipo A associa um nome a um endereço IP</text:p>
        </text:list-item>
        <text:list-item>
          <text:p text:style-name="P5">Um registo do tipo MX associa um nome a um servidor de mail</text:p>
        </text:list-item>
        <text:list-item>
          <text:p text:style-name="P5">Um registo do tipo CNAME associa um nome a um nome</text:p>
        </text:list-item>
      </text:list>
      <text:p text:style-name="P3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Garamond" svg:font-family="Garamond"/>
    <style:font-face style:name="OpenSymbol" svg:font-family="OpenSymbol"/>
    <style:font-face style:name="Tahoma1" svg:font-family="Tahoma"/>
    <style:font-face style:name="Verdana1" svg:font-family="Verdana"/>
    <style:font-face style:name="Verdana" svg:font-family="Verdana, sans-serif"/>
    <style:font-face style:name="Times-Roman" svg:font-family="Times-Roman" style:font-family-generic="roma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size="6pt" style:font-name-asian="OpenSymbol" style:font-size-asian="10.5pt" style:font-name-complex="Open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shadow="none" fo:background-color="transparent" style:writing-mode="lr-tb" style:footnote-max-height="0in">
        <style:background-image/>
        <style:columns fo:column-count="3" fo:column-gap="0.1in">
          <style:column style:rel-width="21845*" fo:start-indent="0in" fo:end-indent="0.05in"/>
          <style:column style:rel-width="21845*" fo:start-indent="0.05in" fo:end-indent="0.05in"/>
          <style:column style:rel-width="21845*" fo:start-indent="0.05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1T08:28:25</meta:creation-date>
    <meta:editing-duration>PT01H40M37S</meta:editing-duration>
    <meta:editing-cycles>18</meta:editing-cycles>
    <meta:generator>OpenOffice.org/3.2$Linux OpenOffice.org_project/320m12$Build-9483</meta:generator>
    <meta:initial-creator>Nuno Cancelo</meta:initial-creator>
    <dc:date>2010-06-21T10:08:59</dc:date>
    <dc:creator>Nuno Cancelo</dc:creator>
    <meta:printed-by>Nuno Cancelo</meta:printed-by>
    <meta:print-date>2010-06-21T08:37:02</meta:print-date>
    <meta:document-statistic meta:table-count="0" meta:image-count="0" meta:object-count="0" meta:page-count="1" meta:paragraph-count="122" meta:word-count="1808" meta:character-count="9842"/>
  </office:meta>
</office:document-meta>
</file>